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9900ff" fo:font-size="12pt" fo:font-weight="bold" fo:background-color="#ffff00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color="#6666ff" fo:font-size="12pt" fo:font-weight="bold" fo:background-color="#ffff00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 text:c="6"/>Problem</text:p>
          </table:table-cell>
          <table:table-cell table:style-name="Table1.B1" office:value-type="string">
            <text:p text:style-name="P3">Solution</text:p>
          </table:table-cell>
        </table:table-row>
        <table:table-row>
          <table:table-cell table:style-name="Table1.A2" office:value-type="string">
            <text:p text:style-name="P1">To remove the hassle of budget managemnet and to keep the the track of the the money used</text:p>
          </table:table-cell>
          <table:table-cell table:style-name="Table1.B2" office:value-type="string">
            <text:p text:style-name="P1">We can create a budget managament system with different criteria such as food,transportation etc. </text:p>
          </table:table-cell>
        </table:table-row>
        <table:table-row>
          <table:table-cell table:style-name="Table1.A2" office:value-type="string">
            <text:p text:style-name="P1">In India like most of the freelancers recieve the payment in dollar which is actually a hassle for currency exchange and this takes place mainly at airport at really high cost. <text:s/></text:p>
          </table:table-cell>
          <table:table-cell table:style-name="Table1.B2" office:value-type="string">
            <text:p text:style-name="P1">Here we can mainly create a currency exchange software with banks as middlemen because they take low charges as compared to airports.</text:p>
          </table:table-cell>
        </table:table-row>
        <table:table-row>
          <table:table-cell table:style-name="Table1.A2" office:value-type="string">
            <text:p text:style-name="P3">Nowadays, students face alot of problem in managing their syllabus and making a <text:s/>timetable</text:p>
            <text:p text:style-name="P3">according to their preference . </text:p>
          </table:table-cell>
          <table:table-cell table:style-name="Table1.B2" office:value-type="string">
            <text:p text:style-name="P3">Here we could create a software which takes users information about the time they like to study , aboaut their weak subjects and strong ones so that their time could be divided accordingly.</text:p>
          </table:table-cell>
        </table:table-row>
        <table:table-row>
          <table:table-cell table:style-name="Table1.A2" office:value-type="string">
            <text:p text:style-name="P2">People nowadays are very aware about the benefits of exercises but because of less time or money factor they cannot go to places like gym </text:p>
          </table:table-cell>
          <table:table-cell table:style-name="Table1.B2" office:value-type="string">
            <text:p text:style-name="P2">Here we can create a app with section division into yoga and exercises and then we could add animation and write about the benefits of that particular exercise.We can also use drawer navigator to create a tips section and their we couyld share diet plans.</text:p>
          </table:table-cell>
        </table:table-row>
        <table:table-row>
          <table:table-cell table:style-name="Table1.A2" office:value-type="string">
            <text:p text:style-name="P3">There are always certain places where people forms interest groups and try to work for the society but due to the lack of motivation many do not do these task. </text:p>
          </table:table-cell>
          <table:table-cell table:style-name="Table1.B2" office:value-type="string">
            <text:p text:style-name="P3">We can create an app where we can upload and appreciate their work so that they could be motivated and others could also join the app.</text:p>
          </table:table-cell>
        </table:table-row>
        <table:table-row>
          <table:table-cell table:style-name="Table1.A2" office:value-type="string">
            <text:p text:style-name="P3">It is <text:s/>a big problem that most old age group people suffer from eye diseases and it takes a lot of effort for them to get the treatment. </text:p>
          </table:table-cell>
          <table:table-cell table:style-name="Table1.B2" office:value-type="string">
            <text:p text:style-name="P3">Here we could create a app which could take the data about the major symptons and according to that it could recommed different test to check <text:s/>about the correct diseases and then it could even gives some suggestion to cure those diseases.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naav agarwal</meta:initial-creator>
    <meta:creation-date>2023-12-25T17:20:55.90</meta:creation-date>
    <meta:document-statistic meta:table-count="1" meta:image-count="0" meta:object-count="0" meta:page-count="1" meta:paragraph-count="15" meta:word-count="335" meta:character-count="1893"/>
    <dc:date>2023-12-25T17:52:41.12</dc:date>
    <dc:creator>arnaav agarwal</dc:creator>
    <meta:editing-duration>PT1M4S</meta:editing-duration>
    <meta:editing-cycles>1</meta:editing-cycles>
    <meta:generator>OpenOffice/4.1.14$Win32 OpenOffice.org_project/4114m1$Build-9811</meta:generator>
  </office:meta>
</office:document-meta>
</file>